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01bf67" officeooo:paragraph-rsid="0001bf6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8pt" style:text-underline-style="none" fo:font-weight="normal" officeooo:rsid="0001bf67" officeooo:paragraph-rsid="0001bf67" style:font-size-asian="15.75pt" style:font-weight-asian="normal" style:font-size-complex="18pt" style:font-weight-complex="normal"/>
    </style:style>
    <style:style style:name="T1" style:family="text">
      <style:text-properties officeooo:rsid="0003edde"/>
    </style:style>
    <style:style style:name="T2" style:family="text">
      <style:text-properties style:font-name="Ubuntu" fo:font-size="16pt" style:text-underline-style="none" fo:font-weight="normal" officeooo:rsid="0003edde" style:font-size-asian="14pt" style:font-weight-asian="normal" style:font-size-complex="16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Ubuntu" fo:font-size="16pt" style:text-underline-style="none" fo:font-weight="normal" officeooo:rsid="0003edde" style:font-size-asian="14pt" style:font-weight-asian="normal" style:font-size-complex="16pt" style:font-weight-complex="normal"/>
    </style:style>
    <style:style style:name="MT2" style:family="text">
      <style:text-properties officeooo:rsid="0003ed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∴ ∵ ∴ ∵ ∴ ∵ ∴ ∵ ∴ ∵ ∴ ∵ ∴ ∵ ∴ ∵ ∴ ∵ ∴ ∵ ∴ ∵ ∴ ∵ ∴ ∵ ∴ ∵ ∴ ∵ ∴ ∵ ∴ ∵</text:span><text:span text:style-name="MT2"> <text:s/></text:span></text:p>
      </style:header>
      <style:footer>
        <text:p text:style-name="MP2"><text:span text:style-name="MT1">∴ ∵ ∴ ∵ ∴ ∵ ∴ ∵ ∴ ∵ ∴ ∵ ∴ ∵ ∴ ∵ ∴ ∵ ∴ ∵ ∴ ∵ ∴ ∵ ∴ ∵ ∴ ∵ ∴ ∵ ∴ ∵ ∴ ∵</text:span><text:span text:style-name="MT2">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2:37:52.268031381</meta:creation-date>
    <dc:date>2020-09-30T11:52:06.899046689</dc:date>
    <meta:editing-duration>PT5M23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" meta:word-count="68" meta:character-count="137" meta:non-whitespace-character-count="68"/>
  </office:meta>
</office:document-meta>
</file>